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0" style:family="paragraph">
      <style:text-properties style:text-line-through-style="none" style:text-line-through-text="/"/>
    </style:style>
    <style:style style:name="P1" style:family="paragraph">
      <style:text-properties style:text-line-through-style="solid" style:text-line-through-text="/"/>
    </style:style>
    <style:style style:name="P2" style:family="paragraph">
      <style:text-properties style:text-line-through-style="solid" style:text-line-through-text="x"/>
    </style:style>
    <style:style style:name="P3" style:family="paragraph">
      <style:text-properties style:text-line-through-style="solid" style:text-line-through-text="--x--"/>
    </style:style>
  </office:automatic-styles>
  <office:body>
    <office:text>
      <text:p text:style-name="P1"> this is an example of text with line through /</text:p>
      <text:p text:style-name="P0"> the line through text is /.  </text:p>
      <text:p/>
      <text:p text:style-name="P2"> this is an example of text with line through x</text:p>
      <text:p text:style-name="P0"> the line through text is x.  </text:p>
      <text:p/>
      <text:p text:style-name="P3"> this is an example of text with line through --x--</text:p>
      <text:p text:style-name="P0"> the line through text is --x--.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